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2, 2024 (01:30: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Source_Text"><text:span text:style-name="NormalTok">pdf</text:span></text:span></text:span></text:a> (for printing, typically) and <text:a xlink:type="simple" xlink:href="https://csci-1301.github.io/book.odt" office:name=""><text:span text:style-name="Definition">in <text:span text:style-name="Source_Text"><text:span text:style-name="NormalTok">odt</text:span></text:span></text:span></text:a>/<text:a xlink:type="simple" xlink:href="https://csci-1301.github.io/book.docx" office:name=""><text:span text:style-name="Definition"><text:span text:style-name="Source_Text"><text:span text:style-name="NormalTok">docx</text:span></text:span></text:span></text:a> (for editing, typically; <text:span text:style-name="Source_Text"><text:span text:style-name="NormalTok">docx</text:span></text:span> included for Microsoft Word compatibility). Along with <text:a xlink:type="simple" xlink:href="https://csci-1301.github.io/book.html" office:name=""><text:span text:style-name="Definition">the <text:span text:style-name="Source_Text"><text:span text:style-name="NormalTok">html</text:span></text:span> version</text:span></text:a> (i.e., the website), this gives four convenient ways of accessing the content of this course.</text:p>
        </text:list-item>
        <text:list-item>
          <text:p text:style-name="P2"><text:a xlink:type="simple" xlink:href="https://csci-1301.github.io/slides.html" office:name=""><text:span text:style-name="Definition">Slides</text:span></text:a>, accompanys the lecture notes (in <text:span text:style-name="Source_Text"><text:span text:style-name="NormalTok">pptx</text:span></text:span> and <text:span text:style-name="Source_Text"><text:span text:style-name="NormalTok">pdf</text:span></text:span>).</text:p>
        </text:list-item>
        <text:list-item>
          <text:p text:style-name="P2"><text:a xlink:type="simple" xlink:href="https://csci-1301.github.io/labs/" office:name=""><text:span text:style-name="Definition">The labs</text:span></text:a>, which are (most of the tim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e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Source_Text"><text:span text:style-name="NormalTok">md</text:span></text:span>), that’s six; can you make sure you know them all and know their purposes? Looking them up <text:a xlink:type="simple" xlink:href="https://www.wikiwand.com/en/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Source_Text"><text:span text:style-name="NormalTok">html</text:span></text:span> version of our documents (so, on the website), you will always find <text:a xlink:type="simple" xlink:href="#footer" office:name=""><text:span text:style-name="Definition">in the footer</text:span></text:a> links to the <text:span text:style-name="Source_Text"><text:span text:style-name="NormalTok">pdf</text:span></text:span>, <text:span text:style-name="Source_Text"><text:span text:style-name="NormalTok">odt</text:span></text:span>, and <text:span text:style-name="Source_Text"><text:span text:style-name="NormalTok">docx</text:span></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Source_Text"><text:span text:style-name="NormalTok">pdf</text:span></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text:a xlink:type="simple" xlink:href="https://csci-1301.github.io/ca.html" office:name=""><text:span text:style-name="Definition">Undergraduate (or Graduate) Course Assistant (UCA)</text:span></text:a>, are interested in contributing to open-source projects,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and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Questions:</text:p>
      <text:p text:style-name="Definition_20_Definition">Answer the following:</text:p>
      <text:list text:style-name="L3">
        <text:list-item>
          <text:p text:style-name="P4">What exactly is implied by “free” as in “free coffee” <text:span text:style-name="T1">and</text:span> as in “free speech”?</text:p>
        </text:list-item>
        <text:list-item>
          <text:p text:style-name="P4">Try to understand what “<text:a xlink:type="simple" xlink:href="https://www.wikiwand.com/en/Free_software" office:name=""><text:span text:style-name="Definition">free software</text:span></text:a>” means; is it like coffee (some people say “beer”) or like speech?</text:p>
        </text:list-item>
        <text:list-item>
          <text:p text:style-name="P4">Are the resources presented here free as in coffee, as in speech, or both?</text:p>
        </text:list-item>
        <text:list-item>
          <text:p text:style-name="P4">And what about your computer’s operating system?</text:p>
        </text:list-item>
        <text:list-item>
          <text:p text:style-name="P4">Your media player?</text:p>
        </text:list-item>
      </text:list>
      <text:p text:style-name="Definition_20_Definition">Try to look at the licenses of some of the software you use on a daily basis. You may realize that some important software products are actually open source and host their code on e.g., github!</text:p>
      <text:p text:style-name="First_20_paragraph">Elements of solution</text:p>
      <text:list text:style-name="L4">
        <text:list-item>
          <text:p text:style-name="P5">“Free” as in “free coffee” means that you are welcome to use the resource without paying for it. It means “at no monetary cost” (gratis).<text:line-break/>“Free” as in “free speech” relates to liberty. It means “with little or no restriction” (libre).</text:p>
        </text:list-item>
        <text:list-item>
          <text:p text:style-name="P5">A free software is free as in speech: per the <text:a xlink:type="simple" xlink:href="https://www.fsf.org/about/what-is-free-software" office:name=""><text:span text:style-name="Definition">FSF</text:span></text:a>,</text:p>
          <text:p text:style-name="P6">Free software is software that gives you the user the freedom to share, study, and modify it. We call this free software because the user is free.</text:p>
          <text:p text:style-name="P5">This means that a free software can come at a cost (it is not necessarily “gratis”), but once it is paid for, you can use it in any way you like: edit it, improve it, copy it, and in some cases redistribute it.</text:p>
        </text:list-item>
        <text:list-item>
          <text:p text:style-name="P5">The resources presented here are free as in coffee <text:span text:style-name="T1">and</text:span> speech.</text:p>
        </text:list-item>
        <text:list-item>
          <text:p text:style-name="P5">If your computer is running <text:a xlink:type="simple" xlink:href="https://www.microsoft.com/en-us/licensing/product-licensing/windows" office:name=""><text:span text:style-name="Definition">Windows</text:span></text:a> or <text:a xlink:type="simple" xlink:href="https://www.apple.com/legal/sla/" office:name=""><text:span text:style-name="Definition">macOS</text:span></text:a>, then it is mostly proprietary (read: not free). <text:a xlink:type="simple" xlink:href="https://www.wikiwand.com/en/Android_(operating_system)#Licensing" office:name=""><text:span text:style-name="Definition">Android</text:span></text:a> is mostly free, and <text:a xlink:type="simple" xlink:href="https://www.wikiwand.com/en/Linux#Development" office:name=""><text:span text:style-name="Definition">Linux</text:span></text:a> distributions are in general completely free.</text:p>
        </text:list-item>
        <text:list-item>
          <text:p text:style-name="P5">For your media player, you should check yourself! One excellent media player released under a free license is <text:a xlink:type="simple" xlink:href="http://www.videolan.org/" office:name=""><text:span text:style-name="Definition">VLC</text:span></text:a>!</text:p>
        </text:list-item>
      </text:list>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through this class, or through clubs. Also, understanding <text:span text:style-name="T1">how</text:span> to ask is extremely important.</text:p>
      <text:p text:style-name="Text_20_body">All of that is discussed <text:a xlink:type="simple" xlink:href="../labs/Introduction/../../getting_help.html" office:name=""><text:span text:style-name="Definition">on this page</text:span></text:a>.</text:p>
      <text:p text:style-name="Definition_20_Term_20_Tight">Action:</text:p>
      <text:p text:style-name="Definition_20_Definition_20_Tight">Read the <text:a xlink:type="simple" xlink:href="../labs/Introduction/../../getting_help.html" office:name=""><text:span text:style-name="Definition">How to get Help</text:span></text:a> page.</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09Z</meta:creation-date>
    <dc:date>2024-05-22T17:31:09Z</dc:date>
    <meta:user-defined meta:name="date" meta:value-type="string">May  22, 2024 (01:30: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